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1d7a3" officeooo:paragraph-rsid="0011d7a3"/>
    </style:style>
    <style:style style:name="P2" style:family="paragraph" style:parent-style-name="Text_20_body">
      <style:text-properties fo:language="en" fo:country="US" officeooo:rsid="0011d7a3" officeooo:paragraph-rsid="0011d7a3"/>
    </style:style>
    <style:style style:name="P3" style:family="paragraph" style:parent-style-name="Text_20_body">
      <style:text-properties fo:language="en" fo:country="US" officeooo:rsid="00130d53" officeooo:paragraph-rsid="00130d53"/>
    </style:style>
    <style:style style:name="P4" style:family="paragraph" style:parent-style-name="Text_20_body">
      <style:text-properties fo:language="ru" fo:country="RU" officeooo:rsid="0011d7a3" officeooo:paragraph-rsid="0011d7a3"/>
    </style:style>
    <style:style style:name="P5" style:family="paragraph" style:parent-style-name="Text_20_body">
      <style:text-properties fo:language="ru" fo:country="RU" officeooo:rsid="0011d7a3" officeooo:paragraph-rsid="00130d53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MS</text:p>
      <text:p text:style-name="P5">спецификация по работе с сообщениями</text:p>
      <text:p text:style-name="P5"><text:span text:style-name="T2">Produser</text:span></text:p>
      <text:p text:style-name="P2">Consumer</text:p>
      <text:p text:style-name="P2">Provider (<text:span text:style-name="T1">реализует </text:span>jms <text:span text:style-name="T1">спецификацию, содержит очередь</text:span></text:p>
      <text:p text:style-name="P2"/>
      <text:p text:style-name="P2"/>
      <text:p text:style-name="P4">Сообщения</text:p>
      <text:p text:style-name="P2">stream msg</text:p>
      <text:p text:style-name="P2">text msg</text:p>
      <text:p text:style-name="P2">map msg</text:p>
      <text:p text:style-name="P2"/>
      <text:p text:style-name="P2"/>
      <text:p text:style-name="P2">PTP (point to point) <text:span text:style-name="T1">сообщение инициируется </text:span>Produser <text:span text:style-name="T1">отправляется в очередь сообщений и </text:span></text:p>
      <text:p text:style-name="P3">Pub/su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00:39.821000000</meta:creation-date>
    <meta:generator>LibreOffice/5.2.2.2$Windows_x86 LibreOffice_project/8f96e87c890bf8fa77463cd4b640a2312823f3ad</meta:generator>
    <dc:date>2016-11-10T12:50:59.139000000</dc:date>
    <meta:editing-duration>PT1H29M43S</meta:editing-duration>
    <meta:editing-cycles>1</meta:editing-cycles>
    <meta:document-statistic meta:table-count="0" meta:image-count="0" meta:object-count="0" meta:page-count="1" meta:paragraph-count="11" meta:word-count="34" meta:character-count="239" meta:non-whitespace-character-count="214"/>
  </office:meta>
</office:document-meta>
</file>